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AB00000A3CFC0804C0266177C8.tif" manifest:media-type="image/tiff"/>
  <manifest:file-entry manifest:full-path="Pictures/1000000000000DAB00000A3C9A8641541AF8648B.tif" manifest:media-type="image/tiff"/>
  <manifest:file-entry manifest:full-path="Pictures/1000000000000DAB00000A3C5955A387EF45B4B0.tif" manifest:media-type="image/tiff"/>
  <manifest:file-entry manifest:full-path="Pictures/1000000000000DAB00000A3C197BA31B12F5CE34.tif" manifest:media-type="image/tiff"/>
  <manifest:file-entry manifest:full-path="Pictures/1000000000000DAB00000A3CA4E88CAF60B9992E.tif" manifest:media-type="image/tiff"/>
  <manifest:file-entry manifest:full-path="Pictures/1000000000000DAB00000A3C53080154DB5A6F02.tif" manifest:media-type="image/tiff"/>
  <manifest:file-entry manifest:full-path="Pictures/1000000000000DAB00000A3C2D36243831EFCE36.tif" manifest:media-type="image/tiff"/>
  <manifest:file-entry manifest:full-path="Pictures/1000000000000DAB00000A3C75523575FF50CDE9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12pt" fo:font-weight="bold"/>
    </style:style>
    <style:style style:name="P9" style:family="paragraph">
      <loext:graphic-properties draw:fill="none" draw:fill-color="#ffffff"/>
      <style:text-properties fo:font-size="12pt" fo:font-weight="bold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59cm" svg:height="0.33cm" svg:x="7.315cm" svg:y="14.9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016cm" svg:height="0.962cm" svg:x="7.974cm" svg:y="8.855cm">
          <draw:text-box>
            <text:p><text:span text:style-name="T1">iv</text:span></text:p>
          </draw:text-box>
        </draw:frame>
        <draw:frame draw:style-name="gr3" draw:text-style-name="P3" draw:layer="layout" svg:width="7.036cm" svg:height="6.35cm" svg:x="0.384cm" svg:y="2.683cm">
          <draw:image xlink:href="Pictures/1000000000000DAB00000A3C75523575FF50CDE9.tif" xlink:type="simple" xlink:show="embed" xlink:actuate="onLoad" loext:mime-type="image/tiff">
            <text:p/>
          </draw:image>
        </draw:frame>
        <draw:frame draw:style-name="gr3" draw:text-style-name="P3" draw:layer="layout" svg:width="7.036cm" svg:height="6.35cm" svg:x="0.384cm" svg:y="9.107cm">
          <draw:image xlink:href="Pictures/1000000000000DAB00000A3C53080154DB5A6F02.tif" xlink:type="simple" xlink:show="embed" xlink:actuate="onLoad" loext:mime-type="image/tiff">
            <text:p/>
          </draw:image>
        </draw:frame>
        <draw:frame draw:style-name="gr3" draw:text-style-name="P3" draw:layer="layout" svg:width="7.036cm" svg:height="6.35cm" svg:x="7.009cm" svg:y="9.109cm">
          <draw:image xlink:href="Pictures/1000000000000DAB00000A3CA4E88CAF60B9992E.tif" xlink:type="simple" xlink:show="embed" xlink:actuate="onLoad" loext:mime-type="image/tiff">
            <text:p/>
          </draw:image>
        </draw:frame>
        <draw:frame draw:style-name="gr3" draw:text-style-name="P3" draw:layer="layout" svg:width="7.036cm" svg:height="6.35cm" svg:x="13.875cm" svg:y="2.683cm">
          <draw:image xlink:href="Pictures/1000000000000DAB00000A3C5955A387EF45B4B0.tif" xlink:type="simple" xlink:show="embed" xlink:actuate="onLoad" loext:mime-type="image/tiff">
            <text:p/>
          </draw:image>
        </draw:frame>
        <draw:frame draw:style-name="gr3" draw:text-style-name="P3" draw:layer="layout" svg:width="7.036cm" svg:height="6.35cm" svg:x="13.868cm" svg:y="9.109cm">
          <draw:image xlink:href="Pictures/1000000000000DAB00000A3C2D36243831EFCE36.tif" xlink:type="simple" xlink:show="embed" xlink:actuate="onLoad" loext:mime-type="image/tiff">
            <text:p/>
          </draw:image>
        </draw:frame>
        <draw:frame draw:style-name="gr4" draw:text-style-name="P4" draw:layer="layout" svg:width="1.27cm" svg:height="0.725cm" svg:x="1.07cm" svg:y="2.583cm">
          <draw:text-box>
            <text:p><text:span text:style-name="T2">i</text:span></text:p>
          </draw:text-box>
        </draw:frame>
        <draw:frame draw:style-name="gr4" draw:text-style-name="P4" draw:layer="layout" svg:width="1.27cm" svg:height="0.725cm" svg:x="7.62cm" svg:y="2.491cm">
          <draw:text-box>
            <text:p><text:span text:style-name="T2">ii</text:span></text:p>
          </draw:text-box>
        </draw:frame>
        <draw:frame draw:style-name="gr4" draw:text-style-name="P4" draw:layer="layout" svg:width="1.27cm" svg:height="0.725cm" svg:x="1.016cm" svg:y="9.004cm">
          <draw:text-box>
            <text:p><text:span text:style-name="T2">iii</text:span></text:p>
          </draw:text-box>
        </draw:frame>
        <draw:frame draw:style-name="gr4" draw:text-style-name="P4" draw:layer="layout" svg:width="1.27cm" svg:height="0.725cm" svg:x="7.62cm" svg:y="9.007cm">
          <draw:text-box>
            <text:p><text:span text:style-name="T2">iv</text:span></text:p>
          </draw:text-box>
        </draw:frame>
        <draw:frame draw:style-name="gr4" draw:text-style-name="P4" draw:layer="layout" svg:width="1.27cm" svg:height="0.725cm" svg:x="14.478cm" svg:y="2.581cm">
          <draw:text-box>
            <text:p><text:span text:style-name="T2">i</text:span></text:p>
          </draw:text-box>
        </draw:frame>
        <draw:frame draw:style-name="gr4" draw:text-style-name="P4" draw:layer="layout" svg:width="1.27cm" svg:height="0.725cm" svg:x="14.478cm" svg:y="9.007cm">
          <draw:text-box>
            <text:p><text:span text:style-name="T2">iii</text:span></text:p>
          </draw:text-box>
        </draw:frame>
        <draw:frame draw:style-name="gr3" draw:text-style-name="P3" draw:layer="layout" svg:width="7.036cm" svg:height="6.35cm" svg:x="7.02cm" svg:y="2.683cm">
          <draw:image xlink:href="Pictures/1000000000000DAB00000A3C9A8641541AF8648B.tif" xlink:type="simple" xlink:show="embed" xlink:actuate="onLoad" loext:mime-type="image/tiff">
            <text:p/>
          </draw:image>
        </draw:frame>
        <draw:frame draw:style-name="gr4" draw:text-style-name="P4" draw:layer="layout" svg:width="1.27cm" svg:height="0.725cm" svg:x="7.652cm" svg:y="2.578cm">
          <draw:text-box>
            <text:p><text:span text:style-name="T2">ii</text:span></text:p>
          </draw:text-box>
        </draw:frame>
        <draw:frame draw:style-name="gr4" draw:text-style-name="P5" draw:layer="layout" svg:width="4.572cm" svg:height="0.725cm" svg:x="6.104cm" svg:y="1.97cm">
          <draw:text-box>
            <text:p><text:span text:style-name="T3">A. Glutamate</text:span></text:p>
          </draw:text-box>
        </draw:frame>
        <draw:frame draw:style-name="gr4" draw:text-style-name="P5" draw:layer="layout" svg:width="4.572cm" svg:height="0.725cm" svg:x="20.196cm" svg:y="1.981cm">
          <draw:text-box>
            <text:p><text:span text:style-name="T3">B. NMDA</text:span></text:p>
          </draw:text-box>
        </draw:frame>
        <draw:frame draw:style-name="gr4" draw:text-style-name="P5" draw:layer="layout" svg:width="3.048cm" svg:height="0.725cm" svg:x="3.548cm" svg:y="2.586cm">
          <draw:text-box>
            <text:p><text:span text:style-name="T3">Cortex</text:span></text:p>
          </draw:text-box>
        </draw:frame>
        <draw:frame draw:style-name="gr4" draw:text-style-name="P4" draw:layer="layout" svg:width="5.302cm" svg:height="0.725cm" svg:x="8.922cm" svg:y="2.588cm">
          <draw:text-box>
            <text:p><text:span text:style-name="T4">Hippocampus</text:span></text:p>
          </draw:text-box>
        </draw:frame>
        <draw:frame draw:style-name="gr4" draw:text-style-name="P5" draw:layer="layout" svg:width="3.048cm" svg:height="0.725cm" svg:x="17.272cm" svg:y="2.588cm">
          <draw:text-box>
            <text:p><text:span text:style-name="T3">Cortex</text:span></text:p>
          </draw:text-box>
        </draw:frame>
        <draw:line draw:style-name="gr5" draw:text-style-name="P6" draw:layer="layout" svg:x1="17.848cm" svg:y1="2.508cm" svg:x2="17.848cm" svg:y2="2.508cm">
          <text:p/>
        </draw:line>
        <draw:line draw:style-name="gr5" draw:text-style-name="P6" draw:layer="layout" svg:x1="17.848cm" svg:y1="2.508cm" svg:x2="25.214cm" svg:y2="2.508cm">
          <text:p/>
        </draw:line>
        <draw:line draw:style-name="gr5" draw:text-style-name="P6" draw:layer="layout" svg:x1="25.214cm" svg:y1="2.508cm" svg:x2="25.214cm" svg:y2="2.508cm">
          <text:p/>
        </draw:line>
        <draw:line draw:style-name="gr5" draw:text-style-name="P6" draw:layer="layout" svg:x1="17.848cm" svg:y1="2.508cm" svg:x2="17.848cm" svg:y2="2.508cm">
          <text:p/>
        </draw:line>
        <draw:line draw:style-name="gr5" draw:text-style-name="P6" draw:layer="layout" svg:x1="25.214cm" svg:y1="2.508cm" svg:x2="25.214cm" svg:y2="2.66cm">
          <text:p/>
        </draw:line>
        <draw:line draw:style-name="gr5" draw:text-style-name="P6" draw:layer="layout" svg:x1="17.848cm" svg:y1="2.508cm" svg:x2="17.848cm" svg:y2="2.66cm">
          <text:p/>
        </draw:line>
        <draw:line draw:style-name="gr5" draw:text-style-name="P6" draw:layer="layout" svg:x1="17.848cm" svg:y1="3.008cm" svg:x2="17.848cm" svg:y2="3.008cm">
          <text:p/>
        </draw:line>
        <draw:line draw:style-name="gr5" draw:text-style-name="P6" draw:layer="layout" svg:x1="25.214cm" svg:y1="3.008cm" svg:x2="25.214cm" svg:y2="3.008cm">
          <text:p/>
        </draw:line>
        <draw:line draw:style-name="gr5" draw:text-style-name="P6" draw:layer="layout" svg:x1="17.848cm" svg:y1="3.008cm" svg:x2="17.848cm" svg:y2="3.008cm">
          <text:p/>
        </draw:line>
        <draw:line draw:style-name="gr5" draw:text-style-name="P6" draw:layer="layout" svg:x1="4.248cm" svg:y1="2.508cm" svg:x2="4.248cm" svg:y2="2.508cm">
          <text:p/>
        </draw:line>
        <draw:line draw:style-name="gr5" draw:text-style-name="P6" draw:layer="layout" svg:x1="4.248cm" svg:y1="2.508cm" svg:x2="11.614cm" svg:y2="2.508cm">
          <text:p/>
        </draw:line>
        <draw:line draw:style-name="gr5" draw:text-style-name="P6" draw:layer="layout" svg:x1="11.614cm" svg:y1="2.508cm" svg:x2="11.614cm" svg:y2="2.508cm">
          <text:p/>
        </draw:line>
        <draw:line draw:style-name="gr5" draw:text-style-name="P6" draw:layer="layout" svg:x1="4.248cm" svg:y1="2.508cm" svg:x2="4.248cm" svg:y2="2.508cm">
          <text:p/>
        </draw:line>
        <draw:line draw:style-name="gr5" draw:text-style-name="P6" draw:layer="layout" svg:x1="11.614cm" svg:y1="2.508cm" svg:x2="11.614cm" svg:y2="2.66cm">
          <text:p/>
        </draw:line>
        <draw:line draw:style-name="gr5" draw:text-style-name="P6" draw:layer="layout" svg:x1="4.248cm" svg:y1="2.508cm" svg:x2="4.248cm" svg:y2="2.66cm">
          <text:p/>
        </draw:line>
        <draw:line draw:style-name="gr5" draw:text-style-name="P6" draw:layer="layout" svg:x1="4.248cm" svg:y1="3.008cm" svg:x2="4.248cm" svg:y2="3.008cm">
          <text:p/>
        </draw:line>
        <draw:line draw:style-name="gr5" draw:text-style-name="P6" draw:layer="layout" svg:x1="11.614cm" svg:y1="3.008cm" svg:x2="11.614cm" svg:y2="3.008cm">
          <text:p/>
        </draw:line>
        <draw:line draw:style-name="gr5" draw:text-style-name="P6" draw:layer="layout" svg:x1="4.248cm" svg:y1="3.008cm" svg:x2="4.248cm" svg:y2="3.008cm">
          <text:p/>
        </draw:line>
        <draw:line draw:style-name="gr5" draw:text-style-name="P6" draw:layer="layout" svg:x1="3.048cm" svg:y1="0.508cm" svg:x2="3.048cm" svg:y2="0.508cm">
          <text:p/>
        </draw:line>
        <draw:line draw:style-name="gr5" draw:text-style-name="P6" draw:layer="layout" svg:x1="10.414cm" svg:y1="0.508cm" svg:x2="10.414cm" svg:y2="0.508cm">
          <text:p/>
        </draw:line>
        <draw:line draw:style-name="gr5" draw:text-style-name="P6" draw:layer="layout" svg:x1="3.048cm" svg:y1="0.508cm" svg:x2="3.048cm" svg:y2="0.508cm">
          <text:p/>
        </draw:line>
        <draw:line draw:style-name="gr5" draw:text-style-name="P6" draw:layer="layout" svg:x1="3.048cm" svg:y1="1.008cm" svg:x2="3.048cm" svg:y2="1.008cm">
          <text:p/>
        </draw:line>
        <draw:line draw:style-name="gr5" draw:text-style-name="P6" draw:layer="layout" svg:x1="10.414cm" svg:y1="1.008cm" svg:x2="10.414cm" svg:y2="1.008cm">
          <text:p/>
        </draw:line>
        <draw:line draw:style-name="gr5" draw:text-style-name="P6" draw:layer="layout" svg:x1="3.048cm" svg:y1="1.008cm" svg:x2="3.048cm" svg:y2="1.008cm">
          <text:p/>
        </draw:line>
        <draw:frame draw:style-name="gr6" draw:text-style-name="P7" draw:layer="layout" svg:width="7.036cm" svg:height="6.35cm" svg:x="20.426cm" svg:y="9.119cm">
          <draw:image xlink:href="Pictures/1000000000000DAB00000A3CFC0804C0266177C8.tif" xlink:type="simple" xlink:show="embed" xlink:actuate="onLoad" loext:mime-type="image/tiff">
            <text:p/>
          </draw:image>
        </draw:frame>
        <draw:frame draw:style-name="gr6" draw:text-style-name="P7" draw:layer="layout" svg:width="7.036cm" svg:height="6.35cm" svg:x="20.426cm" svg:y="2.692cm">
          <draw:image xlink:href="Pictures/1000000000000DAB00000A3C197BA31B12F5CE34.tif" xlink:type="simple" xlink:show="embed" xlink:actuate="onLoad" loext:mime-type="image/tiff">
            <text:p/>
          </draw:image>
        </draw:frame>
        <draw:frame draw:style-name="gr7" draw:text-style-name="P9" draw:layer="layout" svg:width="3.302cm" svg:height="1.199cm" svg:x="22.606cm" svg:y="2.591cm">
          <draw:text-box>
            <text:p text:style-name="P8">Hippocampus</text:p>
          </draw:text-box>
        </draw:frame>
        <draw:frame draw:style-name="gr8" draw:text-style-name="P11" draw:layer="layout" svg:width="1.016cm" svg:height="0.725cm" svg:x="21.011cm" svg:y="2.591cm">
          <draw:text-box>
            <text:p text:style-name="P10">ii</text:p>
          </draw:text-box>
        </draw:frame>
        <draw:frame draw:style-name="gr8" draw:text-style-name="P11" draw:layer="layout" svg:width="2.286cm" svg:height="0.725cm" svg:x="21.082cm" svg:y="9.017cm">
          <draw:text-box>
            <text:p text:style-name="P10">iv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2:59:31.089816286</meta:creation-date>
    <dc:date>2022-08-21T03:02:07.666605445</dc:date>
    <meta:editing-duration>PT4H43M32S</meta:editing-duration>
    <meta:editing-cycles>9</meta:editing-cycles>
    <meta:generator>LibreOffice/6.4.7.2$Linux_X86_64 LibreOffice_project/40$Build-2</meta:generator>
    <meta:document-statistic meta:object-count="72"/>
  </office:meta>
</office:document-meta>
</file>